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style="italic" style:font-style-asian="italic" style:font-style-complex="italic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</office:automatic-styles>
  <office:body>
    <office:text text:use-soft-page-breaks="true">
      <text:p text:style-name="P1">Яндекс.Лицей</text:p>
      <text:p text:style-name="P2">Проект по PyGame</text:p>
      <text:p text:style-name="P3"/>
      <text:p text:style-name="Standard">Баранов Иван, Козинский Данил</text:p>
      <text:p text:style-name="Standard"/>
      <text:p text:style-name="P4">„Living In Math World“</text:p>
      <text:p text:style-name="Standard"/>
      <text:p text:style-name="Standard">Проект представляет из себя игру пошаговую стратегию на клетчатом поле. Задача - прожить как можно<text:s/>дольше.<text:s/>Чтобы выбрать какой-либо объект, необходимо нажать на него ЛКМ. Далее, в<text:s/>зависимости от объекта, будут доступны различные действия. Например, после нажатия на клетку с строителем, всплывёт рамка, в которой будет находиться изображение молотка. Нажав на него ПКМ, откроется окно с выбором зданий для строительства.<text:s/>Здания установленные на ресурсах приносят определенное количество ресурсов каждый ход (Дерево, железо, еда, бриллианты). Можно построить форт, он замедляет рост отнимания «жизней». Если нажать на ресурс, а затем на всплывающий снизу топор, то всплывет окно решения примера. В зависимости от скорости решения примера, вам начислятся ресуры. Ресурсы отображаются сверху экрана.<text:s/>Также, можно нажать на клетку ПКМ на расстоянии от строителя в одну клетку. После этого строитель переместится на эту клетку.<text:s/>Каждые 10 ходов отнимаются «жизни» по функции, рост которой постоянно ускоряется. Восстановить жизни можно обменяв<text:s/>бриллианты<text:s/>на них.<text:s/>Кнопка обмена находится выше поля посередине экрана. Левее находится счетчик ходов и жизней. Перейти к следующему ходу можно нажав на кнопку стрелочки в правом верхнем углу. Прочитать правила можно нажав на кнопку вопроса, она находится левее кнопки следующего хода.</text:p>
      <text:p text:style-name="Standard"/>
      <text:p text:style-name="Standard">Классы:</text:p>
      <text:p text:style-name="Standard">Tile - родительский класс каждой клетки(Выполнил Баранов Иван)</text:p>
      <text:p text:style-name="Standard">Field - поле без ресурса(Выполнил Баранов Иван)</text:p>
      <text:p text:style-name="Standard">Resource - класс ресурса(Выполнил Баранов Иван)</text:p>
      <text:p text:style-name="Standard">Building - родительский класс здания(Выполнил Козинский Данил)</text:p>
      <text:p text:style-name="Standard">Pyramid - здание для получения бриллиантов(Выполнил Козинский Данил)</text:p>
      <text:p text:style-name="Standard">Castle -здание замок для защиты(Выполнил Козинский Данил)</text:p>
      <text:p text:style-name="Standard">Player - класс игрока(Выполнили Баранов Иван, Козинский Данил)</text:p>
      <text:p text:style-name="Standard">Board - класс поля(Выполнили Баранов Иван, Козинский Данил)</text:p>
      <text:p text:style-name="Standard">Build_menu - виджет для выбора строения(Выполнил Козинский Данил)</text:p>
      <text:p text:style-name="Standard">MyWidget_primer - виджет для решения примера(Выполнил Баранов Иван)</text:p>
      <text:p text:style-name="Standard">Start_menu - виджет стартового меню(Выполнили Баранов Иван, Козинский Данил)</text:p>
      <text:p text:style-name="Standard">Frame -класс для рамки информации(Выполнили Баранов Иван, Козинский Данил)</text:p>
      <text:p text:style-name="Standard">Button - класс кнопки следующего хода(Выполнил Баранов Иван)</text:p>
      <text:p text:style-name="Standard">Changer -кнопка обменника бриллиантов(Выполнил Баранов Иван)</text:p>
      <text:p text:style-name="Standard">Turn_Checker - класс для отображения ходи и жизней(Выполнил<text:s/>Баранов Иван)</text:p>
      <text:p text:style-name="Standard">Human - родительский класс юнитов(Выполнили Баранов Иван, Козинский Данил)</text:p>
      <text:p text:style-name="Standard">Builder - строитель(Выполнили Баранов Иван, Козинский Данил)</text:p>
      <text:p text:style-name="Standard">Scout — разведчик(Выполнил Баранов Иван)</text:p>
      <text:p text:style-name="Standard">Lose_window — окно проигрыша(Выполнили Баранов Иван, Козинский Данил)</text:p>
      <text:p text:style-name="Standard"/>
      <text:p text:style-name="Standard">Функции:</text:p>
      <text:p text:style-name="Standard">fon_paint - нарисовать фон(Выполнил Баранов Иван)</text:p>
      <text:p text:style-name="Standard">terminate - выход</text:p>
      <text:p text:style-name="Standard">load_image - загрузка изображения</text:p>
      <text:p text:style-name="Standard">start_screen - стартовый экран</text:p>
      <text:p text:style-name="Standard">resources_screen - отрисовка экрана с ресурсами(Выполнил Козинский Данил)</text:p>
      <text:p text:style-name="Standard">name_to_text - текст переводится<text:s/>в картинку(Выполнил Козинский Данил)</text:p>
      <text:soft-page-break/>
      <text:p text:style-name="Standard">lose, lose_window - окна проигрыша(Выполнили Баранов Иван, Козинский Данил)</text:p>
      <text:p text:style-name="Standard"/>
      <text:p text:style-name="Standard">База данных:</text:p>
      <text:p text:style-name="Standard">equations - примеры</text:p>
      <text:p text:style-name="Standard"/>
      <text:p text:style-name="Standard">Библиотеки:</text:p>
      <text:p text:style-name="P5">pygame</text:p>
      <text:p text:style-name="P6">sys</text:p>
      <text:p text:style-name="P7">uic</text:p>
      <text:p text:style-name="P8">PyQt5</text:p>
      <text:p text:style-name="P9">os</text:p>
      <text:p text:style-name="P10">random</text:p>
      <text:p text:style-name="Standard">sqlite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Tahoma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01-14T13:09:00Z</meta:creation-date>
    <dc:date>2021-01-20T14:32:00Z</dc:date>
    <meta:template xlink:href="Normal.dotm" xlink:type="simple"/>
    <meta:editing-cycles>4</meta:editing-cycles>
    <meta:editing-duration>PT1080S</meta:editing-duration>
    <meta:document-statistic meta:page-count="2" meta:paragraph-count="6" meta:word-count="458" meta:character-count="3063" meta:row-count="21" meta:non-whitespace-character-count="2611"/>
  </office:meta>
</office:document-meta>
</file>